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officeooo:rsid="0015008e" officeooo:paragraph-rsid="0015008e" style:font-size-asian="16pt" style:font-size-complex="16pt"/>
    </style:style>
    <style:style style:name="P2" style:family="paragraph" style:parent-style-name="Standard">
      <style:text-properties officeooo:rsid="0015008e" officeooo:paragraph-rsid="0015008e"/>
    </style:style>
    <style:style style:name="P3" style:family="paragraph" style:parent-style-name="Standard">
      <style:text-properties style:text-underline-style="solid" style:text-underline-width="auto" style:text-underline-color="font-color" officeooo:rsid="0015008e" officeooo:paragraph-rsid="0015008e"/>
    </style:style>
    <style:style style:name="P4" style:family="paragraph" style:parent-style-name="Standard">
      <style:text-properties style:text-underline-style="none" officeooo:rsid="0015008e" officeooo:paragraph-rsid="0015008e"/>
    </style:style>
    <style:style style:name="P5" style:family="paragraph" style:parent-style-name="Standard">
      <style:text-properties style:text-underline-style="none" officeooo:rsid="0015008e" officeooo:paragraph-rsid="001523a5"/>
    </style:style>
    <style:style style:name="T1" style:family="text">
      <style:text-properties officeooo:rsid="0016c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resa: <text:tab/><text:tab/><text:tab/><text:tab/><text:tab/><text:tab/><text:tab/><text:tab/><text:tab/>Ľuda Ondrejova 728/3</text:p>
      <text:p text:style-name="P2">Mesto: <text:tab/><text:tab/><text:tab/><text:tab/><text:tab/><text:tab/><text:tab/><text:tab/><text:tab/>Prievidza, 971 01</text:p>
      <text:p text:style-name="P2">Telefón: <text:tab/><text:tab/><text:tab/><text:tab/><text:tab/><text:tab/><text:tab/><text:tab/><text:tab/>+421 905 850 156</text:p>
      <text:p text:style-name="P2">e-mail:<text:tab/><text:tab/><text:tab/><text:tab/><text:tab/><text:tab/><text:tab/><text:tab/><text:tab/><text:tab/><text:a xlink:type="simple" xlink:href="mailto:maros3845@gmail.com" text:style-name="Internet_20_link" text:visited-style-name="Visited_20_Internet_20_Link">maros3845@gmail.com</text:a></text:p>
      <text:p text:style-name="P2">Dátum narodenia:<text:tab/><text:tab/><text:tab/><text:tab/><text:tab/><text:tab/><text:tab/><text:tab/>03/08/2007<text:line-break/>Národnosť: <text:tab/><text:tab/><text:tab/><text:tab/><text:tab/><text:tab/><text:tab/><text:tab/><text:tab/>Slovenská</text:p>
      <text:p text:style-name="P2"/>
      <text:p text:style-name="P2"/>
      <text:p text:style-name="P3">Vzdelanie<text:tab/><text:tab/><text:tab/><text:tab/><text:tab/><text:tab/><text:tab/><text:tab/><text:tab/><text:tab/><text:tab/><text:tab/><text:tab/><text:tab/></text:p>
      <text:p text:style-name="P3"/>
      <text:p text:style-name="P4"><text:tab/>20<text:span text:style-name="T1">24</text:span>-20<text:span text:style-name="T1">2</text:span>7 – Gymnázium VBN zámer programovanie</text:p>
      <text:p text:style-name="P4"><text:tab/>20<text:span text:style-name="T1">2</text:span>3-20<text:span text:style-name="T1">2</text:span>4 – SOŠ Lipová 8, SOŠ Handlová – Odbor Informačné a sieťové technológie</text:p>
      <text:p text:style-name="P4"><text:tab/><text:span text:style-name="T1">201</text:span>4-20<text:span text:style-name="T1">2</text:span>3 – ZŠ Mariánska</text:p>
      <text:p text:style-name="P4"/>
      <text:p text:style-name="P3">Pracovné skúsenosti<text:tab/><text:tab/><text:tab/><text:tab/><text:tab/><text:tab/><text:tab/><text:tab/><text:tab/><text:tab/><text:tab/><text:tab/><text:tab/></text:p>
      <text:p text:style-name="P3"/>
      <text:p text:style-name="P4"><text:tab/>20<text:span text:style-name="T1">23</text:span>-20<text:span text:style-name="T1">25</text:span> – Wordpress Developer</text:p>
      <text:p text:style-name="P5"><text:tab/>20<text:span text:style-name="T1">24</text:span>-súčasnosť – Junior PHP Developer</text:p>
      <text:p text:style-name="P4"/>
      <text:p text:style-name="P3">Profesionálny cieľ<text:tab/><text:tab/><text:tab/><text:tab/><text:tab/><text:tab/><text:tab/><text:tab/><text:tab/><text:tab/><text:tab/><text:tab/><text:tab/></text:p>
      <text:p text:style-name="P3"/>
      <text:p text:style-name="P4"><text:tab/>Štúdium na VUT v Brne na Fakulte Informačných technológii (FIT)</text:p>
      <text:p text:style-name="P4"/>
      <text:p text:style-name="P3">Jazykové schopnosti<text:tab/><text:tab/><text:tab/><text:tab/><text:tab/><text:tab/><text:tab/><text:tab/><text:tab/><text:tab/><text:tab/><text:tab/><text:tab/></text:p>
      <text:p text:style-name="P3"/>
      <text:p text:style-name="P4"><text:tab/>Anglický jazyk – C1</text:p>
      <text:p text:style-name="P4"><text:tab/>Nemecký jazyk – A2</text:p>
      <text:p text:style-name="P4"/>
      <text:p text:style-name="P3">Počítačové schopnosti<text:tab/><text:tab/><text:tab/><text:tab/><text:tab/><text:tab/><text:tab/><text:tab/><text:tab/><text:tab/><text:tab/><text:tab/></text:p>
      <text:p text:style-name="P3"/>
      <text:p text:style-name="P4"><text:tab/>Full-stack Developer, Back-end, CCNA</text:p>
      <text:p text:style-name="P4"><text:tab/>Vysoká znalosť jazykov: Python, Java, PHP, C, TypeScript</text:p>
      <text:p text:style-name="P4"/>
      <text:p text:style-name="P3">Vodičské oprávnenie <text:tab/><text:tab/><text:tab/><text:tab/><text:tab/><text:tab/><text:tab/><text:tab/><text:tab/><text:tab/><text:tab/><text:tab/><text:tab/></text:p>
      <text:p text:style-name="P3"/>
      <text:p text:style-name="P4"><text:tab/>skupina B</text:p>
      <text:p text:style-name="P4"><text:tab/>skupina A</text:p>
      <text:p text:style-name="P4"/>
      <text:p text:style-name="P3">Osobitné schopnosti<text:tab/><text:tab/><text:tab/><text:tab/><text:tab/><text:tab/><text:tab/><text:tab/><text:tab/><text:tab/><text:tab/><text:tab/><text:tab/></text:p>
      <text:p text:style-name="P3"/>
      <text:p text:style-name="P4"><text:tab/>Pracovná vytrvalosť, Nekonfliktnosť v tíme, schopnosť udržať morálku v tíme</text:p>
      <text:p text:style-name="P4"/>
      <text:p text:style-name="P3">Záujmy<text:tab/><text:tab/><text:tab/><text:tab/><text:tab/><text:tab/><text:tab/><text:tab/><text:tab/><text:tab/><text:tab/><text:tab/><text:tab/><text:tab/></text:p>
      <text:p text:style-name="P3"/>
      <text:p text:style-name="P4"><text:tab/>Horolezectvo, Vývojová doska Arduino, Chemické pokus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officeooo:rsid="0015008e" officeooo:paragraph-rsid="0015008e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oš Tomašov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39:20.346442155</meta:creation-date>
    <dc:date>2024-02-12T10:07:35.002264343</dc:date>
    <meta:editing-duration>PT24M21S</meta:editing-duration>
    <meta:editing-cycles>3</meta:editing-cycles>
    <meta:generator>LibreOffice/7.5.9.2$Linux_X86_64 LibreOffice_project/50$Build-2</meta:generator>
    <meta:print-date>2024-02-12T10:07:33.786789235</meta:print-date>
    <meta:document-statistic meta:table-count="0" meta:image-count="0" meta:object-count="0" meta:page-count="1" meta:paragraph-count="28" meta:word-count="110" meta:character-count="1021" meta:non-whitespace-character-count="759"/>
  </office:meta>
</office:document-meta>
</file>